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43.6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6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58220"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font-name="Liberation Sans" fo:font-size="10pt" fo:language="en" fo:country="US" style:language-asian="ar" style:country-asian="SA" style:font-name-complex="Calibri" style:font-size-asian="10pt" style:font-size-complex="10pt"/>
    </style:style>
    <style:style style:name="T2" style:family="text">
      <style:text-properties style:font-name="Liberation Sans" fo:font-size="10pt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TODO-Publication 1" table:style-name="ta1"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" table:number-columns-repeated="1019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Effor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Minimal sanity test</text:p>
          </table:table-cell>
          <table:table-cell table:number-columns-repeated="2"/>
          <table:table-cell office:value-type="string" calcext:value-type="string">
            <text:p>Design a minimal set of elementary problems that should convince us that the measure work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DTxl – setup</text:p>
          </table:table-cell>
          <table:table-cell table:number-columns-repeated="2"/>
          <table:table-cell office:value-type="string" calcext:value-type="string">
            <text:p>Install, verify works on basic examples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<text:span text:style-name="T1">NIfTy</text:span><text:span text:style-name="T2"> – setup</text:span></text:p>
          </table:table-cell>
          <table:table-cell table:number-columns-repeated="2"/>
          <table:table-cell office:value-type="string" calcext:value-type="string">
            <text:p>Install, verify works on basic examp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ad Yaro Data Python</text:p>
          </table:table-cell>
          <table:table-cell table:number-columns-repeated="2"/>
          <table:table-cell office:value-type="string" calcext:value-type="string">
            <text:p>Ensure I can read it with python and Matla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IfTy – Yaro</text:p>
          </table:table-cell>
          <table:table-cell table:number-columns-repeated="2"/>
          <table:table-cell office:value-type="string" calcext:value-type="string">
            <text:p>Verify Yaro code works as expected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IDTxl – Yaro</text:p>
          </table:table-cell>
          <table:table-cell table:number-columns-repeated="2"/>
          <table:table-cell office:value-type="string" calcext:value-type="string">
            <text:p>Reimplement exact testing procedure, compare to NIf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tRev – MeanField</text:p>
          </table:table-cell>
          <table:table-cell table:number-columns-repeated="2"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tRev – Kuramoto</text:p>
          </table:table-cell>
          <table:table-cell table:number-columns-repeated="2"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tRev – Mesoscopic</text:p>
          </table:table-cell>
          <table:table-cell table:number-columns-repeated="2"/>
          <table:table-cell office:value-type="string" calcext:value-type="string">
            <text:p>Summary of single region publications (e.g. Brunel), and multi-region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tRev – Multiregion</text:p>
          </table:table-cell>
          <table:table-cell table:number-columns-repeated="2"/>
          <table:table-cell office:value-type="string" calcext:value-type="string">
            <text:p>How do people deal with signal attenuation in forwards-connected networks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tRev – TE</text:p>
          </table:table-cell>
          <table:table-cell table:number-columns-repeated="2"/>
          <table:table-cell office:value-type="string" calcext:value-type="string">
            <text:p><text:span text:style-name="T3">Understand what are known potential</text:span> limits/pitfalls of 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tRev – Biological</text:p>
          </table:table-cell>
          <table:table-cell table:number-columns-repeated="2"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4" table:number-rows-spanned="1">
            <text:p>Based on literature, decide if to use MeanField, Kuramoto or Mesoscopic model to simulate the experiment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lement Model</text:p>
          </table:table-cell>
          <table:table-cell table:number-columns-repeated="2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* input</text:p>
          </table:table-cell>
          <table:table-cell table:number-columns-repeated="2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<text:span text:style-name="T3">* </text:span>Param: Lag</text:p>
          </table:table-cell>
          <table:table-cell table:number-columns-repeated="2"/>
          <table:table-cell office:value-type="string" calcext:value-type="string">
            <text:p>What adequate lag between connected regions should I choose?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* Param: N-timescale, PSD</text:p>
          </table:table-cell>
          <table:table-cell table:number-columns-repeated="2"/>
          <table:table-cell office:value-type="string" calcext:value-type="string">
            <text:p>Should the communication happen on one or multiple timescales? What adequate PSD should I aim to get between regions? 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<text:span text:style-name="T3">* </text:span>Param: Synch</text:p>
          </table:table-cell>
          <table:table-cell table:number-columns-repeated="2"/>
          <table:table-cell office:value-type="string" calcext:value-type="string">
            <text:p>What adequate synchronization constant should I choose?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<text:span text:style-name="T3">* </text:span>Param: “true” FC</text:p>
          </table:table-cell>
          <table:table-cell table:number-columns-repeated="2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n model</text:p>
          </table:table-cell>
          <table:table-cell table:number-columns-repeated="2"/>
          <table:table-cell office:value-type="string" calcext:value-type="string">
            <text:p>Generate brain-like activity for several connectivity matric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pute model TE</text:p>
          </table:table-cell>
          <table:table-cell table:number-columns-repeated="2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Extensio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ynamical FC</text:p>
          </table:table-cell>
          <table:table-cell table:number-columns-repeated="2"/>
          <table:table-cell office:value-type="string" calcext:value-type="string">
            <text:p>Construct adequate sanity checks, verify they work, define “true” DFC, test model, apply to da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meter stability analysis</text:p>
          </table:table-cell>
          <table:table-cell table:number-columns-repeated="2"/>
          <table:table-cell office:value-type="string" calcext:value-type="string">
            <text:p>What parameters should I sweep to be “good enough” for this publication, if any?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16:08:42.321930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01-08T15:47:21.395688829</dc:date>
    <meta:editing-duration>PT41M8S</meta:editing-duration>
    <meta:editing-cycles>7</meta:editing-cycles>
    <meta:generator>LibreOffice/6.0.7.3$Linux_X86_64 LibreOffice_project/00m0$Build-3</meta:generator>
    <meta:document-statistic meta:table-count="2" meta:cell-count="98" meta:object-count="0"/>
  </office:meta>
</office:document-meta>
</file>